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572" officeooo:paragraph-rsid="0014c572"/>
    </style:style>
    <style:style style:name="P2" style:family="paragraph" style:parent-style-name="Standard">
      <style:text-properties officeooo:rsid="0014c572" officeooo:paragraph-rsid="0014c572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text-properties fo:color="#6a9955" style:font-name="Droid Sans Mono" fo:font-size="10.5pt" fo:font-weight="normal" officeooo:rsid="0014c572" officeooo:paragraph-rsid="0014c572" fo:background-color="#1e1e1e"/>
    </style:style>
    <style:style style:name="P6" style:family="paragraph" style:parent-style-name="Standard">
      <style:paragraph-properties style:line-height-at-least="0.198in"/>
    </style:style>
    <style:style style:name="T1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p = 5.5</text:p>
      <text:p text:style-name="P1">Ki <text:s/>= 0.2</text:p>
      <text:p text:style-name="P1"/>
      <text:p text:style-name="P5">#Cube initial and final configurations</text:p>
      <text:p text:style-name="P3">Tsc_i = np.array([[<text:span text:style-name="T1">1</text:span>,<text:span text:style-name="T1">0</text:span>,<text:span text:style-name="T1">0</text:span>,<text:span text:style-name="T1">1</text:span>],[<text:span text:style-name="T1">0</text:span>,<text:span text:style-name="T1">1</text:span>,<text:span text:style-name="T1">0</text:span>,<text:span text:style-name="T1">0</text:span>],[<text:span text:style-name="T1">0</text:span>,<text:span text:style-name="T1">0</text:span>,<text:span text:style-name="T1">1</text:span>,<text:span text:style-name="T1">0.025</text:span>],[<text:span text:style-name="T1">0</text:span>,<text:span text:style-name="T1">0</text:span>,<text:span text:style-name="T1">0</text:span>,<text:span text:style-name="T1">1</text:span>]])</text:p>
      <text:p text:style-name="P3">Tsc_f = np.array([[<text:span text:style-name="T1">0</text:span>,<text:span text:style-name="T1">1</text:span>,<text:span text:style-name="T1">0</text:span>,<text:span text:style-name="T1">0</text:span>],[-<text:span text:style-name="T1">1</text:span>,<text:span text:style-name="T1">0</text:span>,<text:span text:style-name="T1">0</text:span>,-<text:span text:style-name="T1">1</text:span>],[<text:span text:style-name="T1">0</text:span>,<text:span text:style-name="T1">0</text:span>,<text:span text:style-name="T1">1</text:span>,<text:span text:style-name="T1">0.025</text:span>],[<text:span text:style-name="T1">0</text:span>,<text:span text:style-name="T1">0</text:span>,<text:span text:style-name="T1">0</text:span>,<text:span text:style-name="T1">1</text:span>]])</text:p>
      <text:p text:style-name="P6"/>
      <text:p text:style-name="P4">#Actual robot configuration</text:p>
      <text:p text:style-name="P3">config_a = np.array([<text:span text:style-name="T1">0.6</text:span>,-<text:span text:style-name="T1">0.4159</text:span>,<text:span text:style-name="T1">0</text:span>,<text:span text:style-name="T1">0</text:span>,<text:span text:style-name="T1">0</text:span>,<text:span text:style-name="T1">0</text:span>,<text:span text:style-name="T1">3</text:span>*np.pi/<text:span text:style-name="T1">2</text:span>,<text:span text:style-name="T1">0</text:span>,<text:span text:style-name="T1">0</text:span>,<text:span text:style-name="T1">0</text:span>,<text:span text:style-name="T1">0</text:span>,<text:span text:style-name="T1">0</text:span>,<text:span text:style-name="T1">0</text:span>])</text:p>
      <text:p text:style-name="P6"/>
      <text:p text:style-name="P4">#Reference robot configuration</text:p>
      <text:p text:style-name="P3">config_r = np.array([<text:span text:style-name="T1">0</text:span>,-<text:span text:style-name="T1">0.4159</text:span>,<text:span text:style-name="T1">0.2</text:span>,<text:span text:style-name="T1">0</text:span>,<text:span text:style-name="T1">0</text:span>,<text:span text:style-name="T1">0</text:span>,<text:span text:style-name="T1">3</text:span>*np.pi/<text:span text:style-name="T1">2</text:span>,<text:span text:style-name="T1">0</text:span>,<text:span text:style-name="T1">0</text:span>,<text:span text:style-name="T1">0</text:span>,<text:span text:style-name="T1">0</text:span>,<text:span text:style-name="T1">0</text:span>,<text:span text:style-name="T1">0</text:span>]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2:06:05.817557959</meta:creation-date>
    <dc:date>2020-12-03T02:49:08.006129974</dc:date>
    <meta:editing-duration>PT4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29" meta:character-count="368" meta:non-whitespace-character-count="347"/>
  </office:meta>
</office:document-meta>
</file>